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style:rel-width="100%" table:align="left"/>
    </style:style>
    <style:style style:name="Table1.A" style:family="table-column">
      <style:table-column-properties style:column-width="2.0069in" style:rel-column-width="19655*"/>
    </style:style>
    <style:style style:name="Table1.B" style:family="table-column">
      <style:table-column-properties style:column-width="4.6854in" style:rel-column-width="45879*"/>
    </style:style>
    <style:style style:name="Table1.A1" style:family="table-cell">
      <style:table-cell-properties style:vertical-align="middl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Minx Min 21 Speaker (sold per piece)</text:span></text:p>
      <text:p text:style-name="Text_20_body">The Minx Min 21 takes audio excellence to the next level with a twin BMR driver configuration or even more power and greater dynamic range. Min 21 is the ideal choice for larger rooms and offers an amazing hi-fi experience whether you’re listening to soothing classics or a live rock concert!</text:p>
      <text:p text:style-name="Standard"/>
      <text:p text:style-name="Standard"/>
      <text:p text:style-name="Standard"/>
      <text:p text:style-name="Text_20_body"><text:span text:style-name="Strong_20_Emphasis">Why Minx sounds better than the rest...</text:span></text:p>
      <text:p text:style-name="Text_20_body">The science behind Minx is difficult to explain, but much of the magic comes courtesy of an intensive two-year development programme by Cambridge Audio’s engineers to achieve extraordinary sound from incredibly small cabinets.</text:p>
      <text:p text:style-name="Text_20_body"><text:span text:style-name="Strong_20_Emphasis">BMR (Balanced Mode Radiator) technology features in each Minx satellite speaker</text:span></text:p>
      <text:p text:style-name="Text_20_body">Cambridge Audio BMR drivers utilise patented ‘bending wave’ principles normally seen in advanced flat panel speakers combined with pistonic movement (backwards and forwards) like in a traditional speaker design. This bestows Minx with a much wider frequency response than comparable style speakers for much deeper and more powerful bass frequencies plus incredibly spacious sound. Quite naturally you want your speakers to fit into your home rather than designing your living space around your system, and once again Cambridge Audio’s BMR adds value by delivering a much broader sound dispersion across the entire room, avoiding the typical ‘sweet spot’ pitfall of other style speakers, for the most enveloping sound imaginable.</text:p>
      <text:p text:style-name="Text_20_body"><text:span text:style-name="Strong_20_Emphasis">Specifications</text:span></text:p>
      <table:table table:name="Table1" table:style-name="Table1">
        <table:table-column table:style-name="Table1.A"/>
        <table:table-column table:style-name="Table1.B"/>
        <table:table-row>
          <table:table-cell table:style-name="Table1.A1" office:value-type="string">
            <text:p text:style-name="Table_20_Contents">Frequency Response:</text:p>
          </table:table-cell>
          <table:table-cell table:style-name="Table1.A1" office:value-type="string">
            <text:p text:style-name="Table_20_Contents">120Hz-20kHz</text:p>
          </table:table-cell>
        </table:table-row>
        <table:table-row>
          <table:table-cell table:style-name="Table1.A1" office:value-type="string">
            <text:p text:style-name="Table_20_Contents">Impedance:</text:p>
          </table:table-cell>
          <table:table-cell table:style-name="Table1.A1" office:value-type="string">
            <text:p text:style-name="Table_20_Contents">8 Ohms compatible</text:p>
          </table:table-cell>
        </table:table-row>
        <table:table-row>
          <table:table-cell table:style-name="Table1.A1" office:value-type="string">
            <text:p text:style-name="Table_20_Contents">Recommended amplifier power</text:p>
          </table:table-cell>
          <table:table-cell table:style-name="Table1.A1" office:value-type="string">
            <text:p text:style-name="Table_20_Contents">25 - 200W *</text:p>
          </table:table-cell>
        </table:table-row>
        <table:table-row>
          <table:table-cell table:style-name="Table1.A1" office:value-type="string">
            <text:p text:style-name="Table_20_Contents">Drive units:</text:p>
          </table:table-cell>
          <table:table-cell table:style-name="Table1.A1" office:value-type="string">
            <text:p text:style-name="Table_20_Contents">1 x 2.25” BMR<text:line-break/>1 x 2.25" longthrow woofer</text:p>
          </table:table-cell>
        </table:table-row>
        <table:table-row>
          <table:table-cell table:style-name="Table1.A1" office:value-type="string">
            <text:p text:style-name="Table_20_Contents">Dimensions (W x H x D):</text:p>
          </table:table-cell>
          <table:table-cell table:style-name="Table1.A1" office:value-type="string">
            <text:p text:style-name="Table_20_Contents">78 x 154 x 85mm (3.1 x 6.0 x 3.3”)</text:p>
          </table:table-cell>
        </table:table-row>
        <table:table-row>
          <table:table-cell table:style-name="Table1.A1" office:value-type="string">
            <text:p text:style-name="Table_20_Contents">Weight</text:p>
          </table:table-cell>
          <table:table-cell table:style-name="Table1.A1" office:value-type="string">
            <text:p text:style-name="Table_20_Contents">0.75Kg (1.65lbs)</text:p>
          </table:table-cell>
        </table:table-row>
        <table:table-row>
          <table:table-cell table:style-name="Table1.A1" office:value-type="string">
            <text:p text:style-name="Table_20_Contents">Finishes:</text:p>
          </table:table-cell>
          <table:table-cell table:style-name="Table1.A1" office:value-type="string">
            <text:p text:style-name="Table_20_Contents">High gloss black<text:line-break/>High gloss white</text:p>
          </table:table-cell>
        </table:table-row>
        <table:table-row>
          <table:table-cell table:style-name="Table1.A1" office:value-type="string">
            <text:p text:style-name="Table_20_Contents"> </text:p>
          </table:table-cell>
          <table:table-cell table:style-name="Table1.A1" office:value-type="string">
            <text:p text:style-name="Table_20_Contents">* Using a high powered amplifier lower down its volume scale results in lower distortion and better sound. Of course if you hear a distorted sound or mechanical ‘crack’ as the speakers hit their end stops, you are playing the<text:line-break/>speakers too loud and this may cause damage. With an AVR the Min11/21 speakers should be set to ‘small’ with a crossover frequency of 140Hz. In this configuration, power handling is considerable increas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Win32 OpenOffice.org_project/411m6$Build-9775</meta:generator>
    <dc:date>2018-01-29T22:12:19.17</dc:date>
    <meta:document-statistic meta:table-count="1" meta:image-count="0" meta:object-count="0" meta:page-count="1" meta:paragraph-count="23" meta:word-count="343" meta:character-count="2114"/>
    <dc:creator>Marti </dc:creator>
    <meta:user-defined meta:name="Info 1"/>
    <meta:user-defined meta:name="Info 2"/>
    <meta:user-defined meta:name="Info 3"/>
    <meta:user-defined meta:name="Info 4"/>
  </office:meta>
</office:document-meta>
</file>